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0.8602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1.0543in"/>
    </style:style>
    <style:style style:name="co6" style:family="table-column">
      <style:table-column-properties fo:break-before="auto" style:column-width="0.4193in"/>
    </style:style>
    <style:style style:name="co7" style:family="table-column">
      <style:table-column-properties fo:break-before="auto" style:column-width="2.152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5.3374in"/>
    </style:style>
    <style:style style:name="co11" style:family="table-column">
      <style:table-column-properties fo:break-before="auto" style:column-width="1.517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number-columns-repeated="1016" table:default-cell-style-name="ce1"/>
        <table:table-row table:style-name="ro3">
          <table:table-cell/>
          <table:table-cell office:value-type="string">
            <text:p>s</text:p>
          </table:table-cell>
          <table:table-cell office:value-type="string">
            <text:p>gesv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esv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left, right vectors, simple driv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gesv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esv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left, right vectors, simple driv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gesv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esv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left, right vectors, simple driv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gesv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esv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left, right vectors, simple driv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gesd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esd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divide and conquer, faster but more memory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gesd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esd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divide and conquer, faster but more memory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gesd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esd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divide and conquer, faster but more memory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gesd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esd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divide and conquer, faster but more memory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ggsv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gsv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generalized, left, right vectors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ggsv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gsv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generalized, left, right vectors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ggsv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gsv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generalized, left, right vectors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ggsv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gsvd.f</text:p>
          </table:table-cell>
          <table:table-cell table:style-name="ce2" office:value-type="float" office:value="9">
            <text:p>9</text:p>
          </table:table-cell>
          <table:table-cell office:value-type="string">
            <text:p>singular value decomposition (SVD), generalized, left, right vectors</text:p>
          </table:table-cell>
          <table:table-cell table:number-columns-repeated="1016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03/21/2011</text:date>, <text:time>16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2-22T14:10:41</meta:creation-date>
    <dc:date>2011-03-21T16:07:42</dc:date>
    <dc:creator>Sa-Lin Bernstein</dc:creator>
    <meta:editing-duration>PT00H22M51S</meta:editing-duration>
    <meta:editing-cycles>13</meta:editing-cycles>
    <meta:generator>OpenOffice.org/3.2$Unix OpenOffice.org_project/320m12$Build-9483</meta:generator>
    <meta:document-statistic meta:table-count="3" meta:cell-count="84" meta:object-count="0"/>
  </office:meta>
</office:document-meta>
</file>